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862d4" officeooo:paragraph-rsid="000862d4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officeooo:rsid="000862d4" officeooo:paragraph-rsid="002e98dd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weight="bold" officeooo:rsid="000862d4" officeooo:paragraph-rsid="000862d4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weight="bold" officeooo:rsid="000862d4" officeooo:paragraph-rsid="000d9e06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weight="bold" officeooo:rsid="000862d4" officeooo:paragraph-rsid="001bcacf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weight="bold" officeooo:rsid="000862d4" officeooo:paragraph-rsid="001d5562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weight="bold" officeooo:rsid="000862d4" officeooo:paragraph-rsid="00217390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weight="bold" officeooo:rsid="000862d4" officeooo:paragraph-rsid="0022db7d" style:font-weight-asian="bold" style:font-weight-complex="bold"/>
    </style:style>
    <style:style style:name="P9" style:family="paragraph" style:parent-style-name="Standard">
      <style:paragraph-properties fo:text-align="justify" style:justify-single-word="false"/>
      <style:text-properties fo:font-weight="bold" officeooo:rsid="000862d4" officeooo:paragraph-rsid="0024d0d0" style:font-weight-asian="bold" style:font-weight-complex="bold"/>
    </style:style>
    <style:style style:name="P10" style:family="paragraph" style:parent-style-name="Standard">
      <style:paragraph-properties fo:text-align="justify" style:justify-single-word="false"/>
      <style:text-properties fo:font-weight="bold" officeooo:rsid="000862d4" officeooo:paragraph-rsid="002b4546" style:font-weight-asian="bold" style:font-weight-complex="bold"/>
    </style:style>
    <style:style style:name="P11" style:family="paragraph" style:parent-style-name="Standard">
      <style:paragraph-properties fo:text-align="justify" style:justify-single-word="false"/>
      <style:text-properties fo:font-weight="bold" officeooo:rsid="000862d4" officeooo:paragraph-rsid="00351855" style:font-weight-asian="bold" style:font-weight-complex="bold"/>
    </style:style>
    <style:style style:name="P12" style:family="paragraph" style:parent-style-name="Standard">
      <style:paragraph-properties fo:text-align="justify" style:justify-single-word="false"/>
      <style:text-properties fo:font-weight="bold" officeooo:rsid="000862d4" officeooo:paragraph-rsid="001f2c90" style:font-weight-asian="bold" style:font-weight-complex="bold"/>
    </style:style>
    <style:style style:name="P13" style:family="paragraph" style:parent-style-name="Standard">
      <style:paragraph-properties fo:text-align="justify" style:justify-single-word="false"/>
      <style:text-properties fo:font-weight="bold" officeooo:rsid="000862d4" officeooo:paragraph-rsid="002a9421" style:font-weight-asian="bold" style:font-weight-complex="bold"/>
    </style:style>
    <style:style style:name="P14" style:family="paragraph" style:parent-style-name="Standard">
      <style:paragraph-properties fo:text-align="justify" style:justify-single-word="false"/>
      <style:text-properties fo:font-weight="bold" officeooo:rsid="000862d4" officeooo:paragraph-rsid="00392cf2" style:font-weight-asian="bold" style:font-weight-complex="bold"/>
    </style:style>
    <style:style style:name="P15" style:family="paragraph" style:parent-style-name="Standard">
      <style:paragraph-properties fo:text-align="justify" style:justify-single-word="false"/>
      <style:text-properties fo:font-weight="bold" officeooo:rsid="000862d4" officeooo:paragraph-rsid="003ab93e" style:font-weight-asian="bold" style:font-weight-complex="bold"/>
    </style:style>
    <style:style style:name="P16" style:family="paragraph" style:parent-style-name="Standard">
      <style:paragraph-properties fo:text-align="justify" style:justify-single-word="false"/>
      <style:text-properties fo:font-weight="bold" officeooo:rsid="000862d4" officeooo:paragraph-rsid="003b8d25" style:font-weight-asian="bold" style:font-weight-complex="bold"/>
    </style:style>
    <style:style style:name="P17" style:family="paragraph" style:parent-style-name="Standard">
      <style:paragraph-properties fo:text-align="justify" style:justify-single-word="false"/>
      <style:text-properties fo:font-weight="bold" officeooo:rsid="000862d4" officeooo:paragraph-rsid="0043bd76" style:font-weight-asian="bold" style:font-weight-complex="bold"/>
    </style:style>
    <style:style style:name="P18" style:family="paragraph" style:parent-style-name="Standard">
      <style:paragraph-properties fo:text-align="justify" style:justify-single-word="false"/>
      <style:text-properties fo:font-weight="bold" officeooo:rsid="000862d4" officeooo:paragraph-rsid="00275a4b" style:font-weight-asian="bold" style:font-weight-complex="bold"/>
    </style:style>
    <style:style style:name="P19" style:family="paragraph" style:parent-style-name="Standard">
      <style:paragraph-properties fo:text-align="justify" style:justify-single-word="false"/>
      <style:text-properties fo:font-weight="bold" officeooo:rsid="000862d4" officeooo:paragraph-rsid="004d5606" style:font-weight-asian="bold" style:font-weight-complex="bold"/>
    </style:style>
    <style:style style:name="P20" style:family="paragraph" style:parent-style-name="Standard">
      <style:paragraph-properties fo:text-align="justify" style:justify-single-word="false"/>
      <style:text-properties fo:font-weight="bold" officeooo:rsid="000862d4" officeooo:paragraph-rsid="004dc293" style:font-weight-asian="bold" style:font-weight-complex="bold"/>
    </style:style>
    <style:style style:name="P21" style:family="paragraph" style:parent-style-name="Standard">
      <style:paragraph-properties fo:text-align="center" style:justify-single-word="false"/>
      <style:text-properties fo:font-weight="bold" officeooo:rsid="0043bd76" officeooo:paragraph-rsid="0043bd76" style:font-weight-asian="bold" style:font-weight-complex="bold"/>
    </style:style>
    <style:style style:name="P22" style:family="paragraph" style:parent-style-name="Standard">
      <style:paragraph-properties fo:text-align="justify" style:justify-single-word="false"/>
      <style:text-properties fo:font-weight="bold" officeooo:rsid="0043bd76" officeooo:paragraph-rsid="0043bd76" style:font-weight-asian="bold" style:font-weight-complex="bold"/>
    </style:style>
    <style:style style:name="P23" style:family="paragraph" style:parent-style-name="Standard">
      <style:paragraph-properties fo:text-align="center" style:justify-single-word="false"/>
      <style:text-properties fo:font-weight="bold" officeooo:rsid="004feb61" officeooo:paragraph-rsid="004feb61" style:font-weight-asian="bold" style:font-weight-complex="bold"/>
    </style:style>
    <style:style style:name="P24" style:family="paragraph" style:parent-style-name="Standard">
      <style:paragraph-properties fo:text-align="center" style:justify-single-word="false"/>
      <style:text-properties fo:font-weight="bold" officeooo:rsid="004feb61" officeooo:paragraph-rsid="0057601f" style:font-weight-asian="bold" style:font-weight-complex="bold"/>
    </style:style>
    <style:style style:name="P25" style:family="paragraph" style:parent-style-name="Standard">
      <style:paragraph-properties fo:text-align="center" style:justify-single-word="false"/>
      <style:text-properties fo:font-weight="bold" officeooo:rsid="004feb61" officeooo:paragraph-rsid="005b3893" style:font-weight-asian="bold" style:font-weight-complex="bold"/>
    </style:style>
    <style:style style:name="P26" style:family="paragraph" style:parent-style-name="Standard">
      <style:paragraph-properties fo:text-align="center" style:justify-single-word="false"/>
      <style:text-properties fo:font-weight="bold" officeooo:rsid="005a6491" officeooo:paragraph-rsid="005a6491" style:font-weight-asian="bold" style:font-weight-complex="bold"/>
    </style:style>
    <style:style style:name="P27" style:family="paragraph" style:parent-style-name="Standard">
      <style:paragraph-properties fo:text-align="center" style:justify-single-word="false"/>
      <style:text-properties fo:language="uk" fo:country="UA" fo:font-weight="normal" officeooo:rsid="0008a721" officeooo:paragraph-rsid="000862d4" style:font-weight-asian="normal" style:font-weight-complex="normal"/>
    </style:style>
    <style:style style:name="P28" style:family="paragraph" style:parent-style-name="Standard">
      <style:paragraph-properties fo:text-align="justify" style:justify-single-word="false"/>
      <style:text-properties fo:language="uk" fo:country="UA" fo:font-weight="normal" officeooo:rsid="00174d2b" officeooo:paragraph-rsid="000862d4" style:font-weight-asian="normal" style:font-weight-complex="normal"/>
    </style:style>
    <style:style style:name="P29" style:family="paragraph" style:parent-style-name="Standard">
      <style:paragraph-properties fo:text-align="justify" style:justify-single-word="false"/>
      <style:text-properties fo:language="uk" fo:country="UA" fo:font-weight="normal" officeooo:rsid="002e5449" officeooo:paragraph-rsid="002e98dd" style:font-weight-asian="normal" style:font-weight-complex="normal"/>
    </style:style>
    <style:style style:name="P30" style:family="paragraph" style:parent-style-name="Standard">
      <style:paragraph-properties fo:text-align="justify" style:justify-single-word="false"/>
      <style:text-properties fo:language="uk" fo:country="UA" fo:font-weight="normal" officeooo:rsid="0057601f" officeooo:paragraph-rsid="0057601f" style:font-weight-asian="normal" style:font-weight-complex="normal"/>
    </style:style>
    <style:style style:name="P31" style:family="paragraph" style:parent-style-name="Standard">
      <style:paragraph-properties fo:text-align="center" style:justify-single-word="false"/>
      <style:text-properties fo:font-weight="normal" officeooo:rsid="004feb61" officeooo:paragraph-rsid="004feb61" style:font-weight-asian="normal" style:font-weight-complex="normal"/>
    </style:style>
    <style:style style:name="P32" style:family="paragraph" style:parent-style-name="Standard">
      <style:paragraph-properties fo:text-align="center" style:justify-single-word="false"/>
      <style:text-properties fo:font-weight="normal" officeooo:rsid="004feb61" officeooo:paragraph-rsid="005b3893" style:font-weight-asian="normal" style:font-weight-complex="normal"/>
    </style:style>
    <style:style style:name="P33" style:family="paragraph" style:parent-style-name="Standard">
      <style:paragraph-properties fo:text-align="justify" style:justify-single-word="false"/>
      <style:text-properties fo:font-weight="normal" officeooo:rsid="004feb61" officeooo:paragraph-rsid="0051da66" style:font-weight-asian="normal" style:font-weight-complex="normal"/>
    </style:style>
    <style:style style:name="P34" style:family="paragraph" style:parent-style-name="Standard">
      <style:paragraph-properties fo:text-align="justify" style:justify-single-word="false"/>
      <style:text-properties fo:font-weight="normal" officeooo:rsid="004feb61" officeooo:paragraph-rsid="0053c881" style:font-weight-asian="normal" style:font-weight-complex="normal"/>
    </style:style>
    <style:style style:name="P35" style:family="paragraph" style:parent-style-name="Standard">
      <style:paragraph-properties fo:text-align="justify" style:justify-single-word="false"/>
      <style:text-properties fo:font-weight="normal" officeooo:rsid="004feb61" officeooo:paragraph-rsid="0054e839" style:font-weight-asian="normal" style:font-weight-complex="normal"/>
    </style:style>
    <style:style style:name="P36" style:family="paragraph" style:parent-style-name="Standard">
      <style:paragraph-properties fo:text-align="justify" style:justify-single-word="false"/>
      <style:text-properties fo:font-weight="normal" officeooo:rsid="004feb61" officeooo:paragraph-rsid="0057601f" style:font-weight-asian="normal" style:font-weight-complex="normal"/>
    </style:style>
    <style:style style:name="P37" style:family="paragraph" style:parent-style-name="Standard">
      <style:paragraph-properties fo:text-align="justify" style:justify-single-word="false"/>
      <style:text-properties fo:font-weight="normal" officeooo:rsid="004feb61" officeooo:paragraph-rsid="005b3893" style:font-weight-asian="normal" style:font-weight-complex="normal"/>
    </style:style>
    <style:style style:name="P38" style:family="paragraph" style:parent-style-name="Standard">
      <style:paragraph-properties fo:text-align="center" style:justify-single-word="false"/>
      <style:text-properties fo:font-weight="normal" officeooo:rsid="005a6491" officeooo:paragraph-rsid="005a6491" style:font-weight-asian="normal" style:font-weight-complex="normal"/>
    </style:style>
    <style:style style:name="P39" style:family="paragraph" style:parent-style-name="Standard">
      <style:paragraph-properties fo:text-align="justify" style:justify-single-word="false"/>
      <style:text-properties fo:font-weight="normal" officeooo:rsid="005a6491" officeooo:paragraph-rsid="005a6491" style:font-weight-asian="normal" style:font-weight-complex="normal"/>
    </style:style>
    <style:style style:name="P40" style:family="paragraph" style:parent-style-name="Standard">
      <style:paragraph-properties fo:text-align="center" style:justify-single-word="false"/>
      <style:text-properties fo:font-weight="normal" officeooo:rsid="000862d4" officeooo:paragraph-rsid="002e98dd" style:font-weight-asian="normal" style:font-weight-complex="normal"/>
    </style:style>
    <style:style style:name="P41" style:family="paragraph" style:parent-style-name="Standard">
      <style:paragraph-properties fo:text-align="justify" style:justify-single-word="false"/>
      <style:text-properties fo:font-weight="normal" officeooo:rsid="000862d4" officeooo:paragraph-rsid="002e98dd" style:font-weight-asian="normal" style:font-weight-complex="normal"/>
    </style:style>
    <style:style style:name="P42" style:family="paragraph" style:parent-style-name="Standard">
      <style:paragraph-properties fo:text-align="justify" style:justify-single-word="false"/>
      <style:text-properties fo:font-weight="normal" officeooo:rsid="000862d4" officeooo:paragraph-rsid="005d8b49" style:font-weight-asian="normal" style:font-weight-complex="normal"/>
    </style:style>
    <style:style style:name="P43" style:family="paragraph" style:parent-style-name="Standard">
      <style:paragraph-properties fo:text-align="center" style:justify-single-word="false"/>
      <style:text-properties fo:language="uk" fo:country="UA" fo:font-weight="bold" officeooo:rsid="005b3893" officeooo:paragraph-rsid="005b3893" style:font-weight-asian="bold" style:font-weight-complex="bold"/>
    </style:style>
    <style:style style:name="P44" style:family="paragraph" style:parent-style-name="Standard">
      <style:paragraph-properties fo:text-align="justify" style:justify-single-word="false"/>
      <style:text-properties fo:language="uk" fo:country="UA" fo:font-weight="normal" officeooo:rsid="005b3893" officeooo:paragraph-rsid="002e98dd" style:font-weight-asian="normal" style:font-weight-complex="normal"/>
    </style:style>
    <style:style style:name="P45" style:family="paragraph" style:parent-style-name="Standard">
      <style:paragraph-properties fo:text-align="justify" style:justify-single-word="false"/>
      <style:text-properties fo:font-weight="normal" officeooo:rsid="000862d4" officeooo:paragraph-rsid="005d8b49" style:font-weight-asian="normal" style:font-weight-complex="normal"/>
    </style:style>
    <style:style style:name="P46" style:family="paragraph" style:parent-style-name="Standard">
      <style:paragraph-properties fo:text-align="justify" style:justify-single-word="false"/>
      <style:text-properties fo:font-weight="normal" officeooo:rsid="006418e6" officeooo:paragraph-rsid="006418e6" style:font-weight-asian="normal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normal" style:font-weight-asian="normal" style:font-weight-complex="normal"/>
    </style:style>
    <style:style style:name="T3" style:family="text">
      <style:text-properties fo:language="en" fo:country="US" fo:font-weight="normal" officeooo:rsid="0008a721" style:font-weight-asian="normal" style:font-weight-complex="normal"/>
    </style:style>
    <style:style style:name="T4" style:family="text">
      <style:text-properties fo:language="en" fo:country="US" fo:font-weight="normal" officeooo:rsid="0009da89" style:font-weight-asian="normal" style:font-weight-complex="normal"/>
    </style:style>
    <style:style style:name="T5" style:family="text">
      <style:text-properties fo:language="en" fo:country="US" fo:font-weight="normal" officeooo:rsid="000b3aeb" style:font-weight-asian="normal" style:font-weight-complex="normal"/>
    </style:style>
    <style:style style:name="T6" style:family="text">
      <style:text-properties fo:language="en" fo:country="US" fo:font-weight="normal" officeooo:rsid="000b915e" style:font-weight-asian="normal" style:font-weight-complex="normal"/>
    </style:style>
    <style:style style:name="T7" style:family="text">
      <style:text-properties fo:language="en" fo:country="US" fo:font-weight="normal" officeooo:rsid="000c1eb8" style:font-weight-asian="normal" style:font-weight-complex="normal"/>
    </style:style>
    <style:style style:name="T8" style:family="text">
      <style:text-properties fo:language="en" fo:country="US" fo:font-weight="normal" officeooo:rsid="000c6162" style:font-weight-asian="normal" style:font-weight-complex="normal"/>
    </style:style>
    <style:style style:name="T9" style:family="text">
      <style:text-properties fo:language="en" fo:country="US" fo:font-weight="normal" officeooo:rsid="000c8611" style:font-weight-asian="normal" style:font-weight-complex="normal"/>
    </style:style>
    <style:style style:name="T10" style:family="text">
      <style:text-properties fo:language="en" fo:country="US" fo:font-weight="normal" officeooo:rsid="000d9e06" style:font-weight-asian="normal" style:font-weight-complex="normal"/>
    </style:style>
    <style:style style:name="T11" style:family="text">
      <style:text-properties fo:language="en" fo:country="US" fo:font-weight="normal" officeooo:rsid="000f32e3" style:font-weight-asian="normal" style:font-weight-complex="normal"/>
    </style:style>
    <style:style style:name="T12" style:family="text">
      <style:text-properties fo:language="en" fo:country="US" fo:font-weight="normal" officeooo:rsid="000fce72" style:font-weight-asian="normal" style:font-weight-complex="normal"/>
    </style:style>
    <style:style style:name="T13" style:family="text">
      <style:text-properties fo:language="en" fo:country="US" fo:font-weight="normal" officeooo:rsid="001036f7" style:font-weight-asian="normal" style:font-weight-complex="normal"/>
    </style:style>
    <style:style style:name="T14" style:family="text">
      <style:text-properties fo:language="en" fo:country="US" fo:font-weight="normal" officeooo:rsid="0011a0bb" style:font-weight-asian="normal" style:font-weight-complex="normal"/>
    </style:style>
    <style:style style:name="T15" style:family="text">
      <style:text-properties fo:language="en" fo:country="US" fo:font-weight="normal" officeooo:rsid="0013890a" style:font-weight-asian="normal" style:font-weight-complex="normal"/>
    </style:style>
    <style:style style:name="T16" style:family="text">
      <style:text-properties fo:language="en" fo:country="US" fo:font-weight="normal" officeooo:rsid="0019192b" style:font-weight-asian="normal" style:font-weight-complex="normal"/>
    </style:style>
    <style:style style:name="T17" style:family="text">
      <style:text-properties fo:language="en" fo:country="US" fo:font-weight="normal" officeooo:rsid="001a8c08" style:font-weight-asian="normal" style:font-weight-complex="normal"/>
    </style:style>
    <style:style style:name="T18" style:family="text">
      <style:text-properties fo:language="en" fo:country="US" fo:font-weight="normal" officeooo:rsid="001bcacf" style:font-weight-asian="normal" style:font-weight-complex="normal"/>
    </style:style>
    <style:style style:name="T19" style:family="text">
      <style:text-properties fo:language="en" fo:country="US" fo:font-weight="normal" officeooo:rsid="001d5562" style:font-weight-asian="normal" style:font-weight-complex="normal"/>
    </style:style>
    <style:style style:name="T20" style:family="text">
      <style:text-properties fo:language="en" fo:country="US" fo:font-weight="normal" officeooo:rsid="001e0b5e" style:font-weight-asian="normal" style:font-weight-complex="normal"/>
    </style:style>
    <style:style style:name="T21" style:family="text">
      <style:text-properties fo:language="en" fo:country="US" fo:font-weight="normal" officeooo:rsid="00217390" style:font-weight-asian="normal" style:font-weight-complex="normal"/>
    </style:style>
    <style:style style:name="T22" style:family="text">
      <style:text-properties fo:language="en" fo:country="US" fo:font-weight="normal" officeooo:rsid="0022db7d" style:font-weight-asian="normal" style:font-weight-complex="normal"/>
    </style:style>
    <style:style style:name="T23" style:family="text">
      <style:text-properties fo:language="en" fo:country="US" fo:font-weight="normal" officeooo:rsid="0024d0d0" style:font-weight-asian="normal" style:font-weight-complex="normal"/>
    </style:style>
    <style:style style:name="T24" style:family="text">
      <style:text-properties fo:language="en" fo:country="US" fo:font-weight="normal" officeooo:rsid="00275a4b" style:font-weight-asian="normal" style:font-weight-complex="normal"/>
    </style:style>
    <style:style style:name="T25" style:family="text">
      <style:text-properties fo:language="en" fo:country="US" fo:font-weight="normal" officeooo:rsid="002a9421" style:font-weight-asian="normal" style:font-weight-complex="normal"/>
    </style:style>
    <style:style style:name="T26" style:family="text">
      <style:text-properties fo:language="en" fo:country="US" fo:font-weight="normal" officeooo:rsid="002b4546" style:font-weight-asian="normal" style:font-weight-complex="normal"/>
    </style:style>
    <style:style style:name="T27" style:family="text">
      <style:text-properties fo:language="en" fo:country="US" fo:font-weight="normal" officeooo:rsid="002e5449" style:font-weight-asian="normal" style:font-weight-complex="normal"/>
    </style:style>
    <style:style style:name="T28" style:family="text">
      <style:text-properties fo:language="en" fo:country="US" fo:font-weight="normal" officeooo:rsid="00174d2b" style:font-weight-asian="normal" style:font-weight-complex="normal"/>
    </style:style>
    <style:style style:name="T29" style:family="text">
      <style:text-properties fo:language="en" fo:country="US" fo:font-weight="normal" officeooo:rsid="00351855" style:font-weight-asian="normal" style:font-weight-complex="normal"/>
    </style:style>
    <style:style style:name="T30" style:family="text">
      <style:text-properties fo:language="en" fo:country="US" fo:font-weight="normal" officeooo:rsid="0035e1c7" style:font-weight-asian="normal" style:font-weight-complex="normal"/>
    </style:style>
    <style:style style:name="T31" style:family="text">
      <style:text-properties fo:language="en" fo:country="US" fo:font-weight="normal" officeooo:rsid="00392cf2" style:font-weight-asian="normal" style:font-weight-complex="normal"/>
    </style:style>
    <style:style style:name="T32" style:family="text">
      <style:text-properties fo:language="en" fo:country="US" fo:font-weight="normal" officeooo:rsid="003d33a1" style:font-weight-asian="normal" style:font-weight-complex="normal"/>
    </style:style>
    <style:style style:name="T33" style:family="text">
      <style:text-properties fo:language="en" fo:country="US" fo:font-weight="normal" officeooo:rsid="00422727" style:font-weight-asian="normal" style:font-weight-complex="normal"/>
    </style:style>
    <style:style style:name="T34" style:family="text">
      <style:text-properties fo:language="en" fo:country="US" fo:font-weight="normal" officeooo:rsid="0043bd76" style:font-weight-asian="normal" style:font-weight-complex="normal"/>
    </style:style>
    <style:style style:name="T35" style:family="text">
      <style:text-properties fo:language="en" fo:country="US" fo:font-weight="normal" officeooo:rsid="0044c3c1" style:font-weight-asian="normal" style:font-weight-complex="normal"/>
    </style:style>
    <style:style style:name="T36" style:family="text">
      <style:text-properties fo:language="en" fo:country="US" fo:font-weight="normal" officeooo:rsid="004c827e" style:font-weight-asian="normal" style:font-weight-complex="normal"/>
    </style:style>
    <style:style style:name="T37" style:family="text">
      <style:text-properties fo:language="en" fo:country="US" fo:font-weight="normal" officeooo:rsid="004d5606" style:font-weight-asian="normal" style:font-weight-complex="normal"/>
    </style:style>
    <style:style style:name="T38" style:family="text">
      <style:text-properties fo:language="en" fo:country="US" fo:font-weight="normal" officeooo:rsid="004dc07c" style:font-weight-asian="normal" style:font-weight-complex="normal"/>
    </style:style>
    <style:style style:name="T39" style:family="text">
      <style:text-properties fo:language="en" fo:country="US" fo:font-weight="normal" officeooo:rsid="004dc293" style:font-weight-asian="normal" style:font-weight-complex="normal"/>
    </style:style>
    <style:style style:name="T40" style:family="text">
      <style:text-properties fo:language="en" fo:country="US" officeooo:rsid="0054e839"/>
    </style:style>
    <style:style style:name="T41" style:family="text">
      <style:text-properties fo:language="en" fo:country="US" officeooo:rsid="0057601f"/>
    </style:style>
    <style:style style:name="T42" style:family="text">
      <style:text-properties fo:language="en" fo:country="US" officeooo:rsid="0059550e"/>
    </style:style>
    <style:style style:name="T43" style:family="text">
      <style:text-properties fo:language="en" fo:country="US" officeooo:rsid="005a6491"/>
    </style:style>
    <style:style style:name="T44" style:family="text">
      <style:text-properties fo:language="en" fo:country="US" officeooo:rsid="003ff27e"/>
    </style:style>
    <style:style style:name="T45" style:family="text">
      <style:text-properties fo:language="en" fo:country="US" officeooo:rsid="005ae28f"/>
    </style:style>
    <style:style style:name="T46" style:family="text">
      <style:text-properties fo:language="en" fo:country="US" officeooo:rsid="005b3893"/>
    </style:style>
    <style:style style:name="T47" style:family="text">
      <style:text-properties fo:language="en" fo:country="US" officeooo:rsid="005d8b49"/>
    </style:style>
    <style:style style:name="T48" style:family="text">
      <style:text-properties fo:language="en" fo:country="US" officeooo:rsid="00626fc9"/>
    </style:style>
    <style:style style:name="T49" style:family="text">
      <style:text-properties fo:font-weight="normal" style:font-weight-asian="normal" style:font-weight-complex="normal"/>
    </style:style>
    <style:style style:name="T50" style:family="text">
      <style:text-properties fo:font-weight="normal" officeooo:rsid="0008a721" style:font-weight-asian="normal" style:font-weight-complex="normal"/>
    </style:style>
    <style:style style:name="T51" style:family="text">
      <style:text-properties fo:font-weight="normal" officeooo:rsid="00322e76" style:font-weight-asian="normal" style:font-weight-complex="normal"/>
    </style:style>
    <style:style style:name="T52" style:family="text">
      <style:text-properties fo:language="uk" fo:country="UA"/>
    </style:style>
    <style:style style:name="T53" style:family="text">
      <style:text-properties fo:language="uk" fo:country="UA" fo:font-weight="normal" style:font-weight-asian="normal" style:font-weight-complex="normal"/>
    </style:style>
    <style:style style:name="T54" style:family="text">
      <style:text-properties fo:language="uk" fo:country="UA" fo:font-weight="normal" officeooo:rsid="0008a721" style:font-weight-asian="normal" style:font-weight-complex="normal"/>
    </style:style>
    <style:style style:name="T55" style:family="text">
      <style:text-properties fo:language="uk" fo:country="UA" fo:font-weight="normal" officeooo:rsid="0009da89" style:font-weight-asian="normal" style:font-weight-complex="normal"/>
    </style:style>
    <style:style style:name="T56" style:family="text">
      <style:text-properties fo:language="uk" fo:country="UA" fo:font-weight="normal" officeooo:rsid="000b3d94" style:font-weight-asian="normal" style:font-weight-complex="normal"/>
    </style:style>
    <style:style style:name="T57" style:family="text">
      <style:text-properties fo:language="uk" fo:country="UA" fo:font-weight="normal" officeooo:rsid="000b915e" style:font-weight-asian="normal" style:font-weight-complex="normal"/>
    </style:style>
    <style:style style:name="T58" style:family="text">
      <style:text-properties fo:language="uk" fo:country="UA" fo:font-weight="normal" officeooo:rsid="000c1eb8" style:font-weight-asian="normal" style:font-weight-complex="normal"/>
    </style:style>
    <style:style style:name="T59" style:family="text">
      <style:text-properties fo:language="uk" fo:country="UA" fo:font-weight="normal" officeooo:rsid="000c6162" style:font-weight-asian="normal" style:font-weight-complex="normal"/>
    </style:style>
    <style:style style:name="T60" style:family="text">
      <style:text-properties fo:language="uk" fo:country="UA" fo:font-weight="normal" officeooo:rsid="000c8611" style:font-weight-asian="normal" style:font-weight-complex="normal"/>
    </style:style>
    <style:style style:name="T61" style:family="text">
      <style:text-properties fo:language="uk" fo:country="UA" fo:font-weight="normal" officeooo:rsid="000d9e06" style:font-weight-asian="normal" style:font-weight-complex="normal"/>
    </style:style>
    <style:style style:name="T62" style:family="text">
      <style:text-properties fo:language="uk" fo:country="UA" fo:font-weight="normal" officeooo:rsid="000dd1e0" style:font-weight-asian="normal" style:font-weight-complex="normal"/>
    </style:style>
    <style:style style:name="T63" style:family="text">
      <style:text-properties fo:language="uk" fo:country="UA" fo:font-weight="normal" officeooo:rsid="000f32e3" style:font-weight-asian="normal" style:font-weight-complex="normal"/>
    </style:style>
    <style:style style:name="T64" style:family="text">
      <style:text-properties fo:language="uk" fo:country="UA" fo:font-weight="normal" officeooo:rsid="000f4269" style:font-weight-asian="normal" style:font-weight-complex="normal"/>
    </style:style>
    <style:style style:name="T65" style:family="text">
      <style:text-properties fo:language="uk" fo:country="UA" fo:font-weight="normal" officeooo:rsid="000fce72" style:font-weight-asian="normal" style:font-weight-complex="normal"/>
    </style:style>
    <style:style style:name="T66" style:family="text">
      <style:text-properties fo:language="uk" fo:country="UA" fo:font-weight="normal" officeooo:rsid="001036f7" style:font-weight-asian="normal" style:font-weight-complex="normal"/>
    </style:style>
    <style:style style:name="T67" style:family="text">
      <style:text-properties fo:language="uk" fo:country="UA" fo:font-weight="normal" officeooo:rsid="0011a0bb" style:font-weight-asian="normal" style:font-weight-complex="normal"/>
    </style:style>
    <style:style style:name="T68" style:family="text">
      <style:text-properties fo:language="uk" fo:country="UA" fo:font-weight="normal" officeooo:rsid="0013890a" style:font-weight-asian="normal" style:font-weight-complex="normal"/>
    </style:style>
    <style:style style:name="T69" style:family="text">
      <style:text-properties fo:language="uk" fo:country="UA" fo:font-weight="normal" officeooo:rsid="0014de2e" style:font-weight-asian="normal" style:font-weight-complex="normal"/>
    </style:style>
    <style:style style:name="T70" style:family="text">
      <style:text-properties fo:language="uk" fo:country="UA" fo:font-weight="normal" officeooo:rsid="0017459d" style:font-weight-asian="normal" style:font-weight-complex="normal"/>
    </style:style>
    <style:style style:name="T71" style:family="text">
      <style:text-properties fo:language="uk" fo:country="UA" fo:font-weight="normal" officeooo:rsid="00174d2b" style:font-weight-asian="normal" style:font-weight-complex="normal"/>
    </style:style>
    <style:style style:name="T72" style:family="text">
      <style:text-properties fo:language="uk" fo:country="UA" fo:font-weight="normal" officeooo:rsid="001845bb" style:font-weight-asian="normal" style:font-weight-complex="normal"/>
    </style:style>
    <style:style style:name="T73" style:family="text">
      <style:text-properties fo:language="uk" fo:country="UA" fo:font-weight="normal" officeooo:rsid="0019192b" style:font-weight-asian="normal" style:font-weight-complex="normal"/>
    </style:style>
    <style:style style:name="T74" style:family="text">
      <style:text-properties fo:language="uk" fo:country="UA" fo:font-weight="normal" officeooo:rsid="00195967" style:font-weight-asian="normal" style:font-weight-complex="normal"/>
    </style:style>
    <style:style style:name="T75" style:family="text">
      <style:text-properties fo:language="uk" fo:country="UA" fo:font-weight="normal" officeooo:rsid="001a8c08" style:font-weight-asian="normal" style:font-weight-complex="normal"/>
    </style:style>
    <style:style style:name="T76" style:family="text">
      <style:text-properties fo:language="uk" fo:country="UA" fo:font-weight="normal" officeooo:rsid="001bcacf" style:font-weight-asian="normal" style:font-weight-complex="normal"/>
    </style:style>
    <style:style style:name="T77" style:family="text">
      <style:text-properties fo:language="uk" fo:country="UA" fo:font-weight="normal" officeooo:rsid="001d5562" style:font-weight-asian="normal" style:font-weight-complex="normal"/>
    </style:style>
    <style:style style:name="T78" style:family="text">
      <style:text-properties fo:language="uk" fo:country="UA" fo:font-weight="normal" officeooo:rsid="001f2c90" style:font-weight-asian="normal" style:font-weight-complex="normal"/>
    </style:style>
    <style:style style:name="T79" style:family="text">
      <style:text-properties fo:language="uk" fo:country="UA" fo:font-weight="normal" officeooo:rsid="00217390" style:font-weight-asian="normal" style:font-weight-complex="normal"/>
    </style:style>
    <style:style style:name="T80" style:family="text">
      <style:text-properties fo:language="uk" fo:country="UA" fo:font-weight="normal" officeooo:rsid="0022db7d" style:font-weight-asian="normal" style:font-weight-complex="normal"/>
    </style:style>
    <style:style style:name="T81" style:family="text">
      <style:text-properties fo:language="uk" fo:country="UA" fo:font-weight="normal" officeooo:rsid="0028b84e" style:font-weight-asian="normal" style:font-weight-complex="normal"/>
    </style:style>
    <style:style style:name="T82" style:family="text">
      <style:text-properties fo:language="uk" fo:country="UA" fo:font-weight="normal" officeooo:rsid="002a9421" style:font-weight-asian="normal" style:font-weight-complex="normal"/>
    </style:style>
    <style:style style:name="T83" style:family="text">
      <style:text-properties fo:language="uk" fo:country="UA" fo:font-weight="normal" officeooo:rsid="002b4546" style:font-weight-asian="normal" style:font-weight-complex="normal"/>
    </style:style>
    <style:style style:name="T84" style:family="text">
      <style:text-properties fo:language="uk" fo:country="UA" fo:font-weight="normal" officeooo:rsid="002e5449" style:font-weight-asian="normal" style:font-weight-complex="normal"/>
    </style:style>
    <style:style style:name="T85" style:family="text">
      <style:text-properties fo:language="uk" fo:country="UA" fo:font-weight="normal" officeooo:rsid="0030f721" style:font-weight-asian="normal" style:font-weight-complex="normal"/>
    </style:style>
    <style:style style:name="T86" style:family="text">
      <style:text-properties fo:language="uk" fo:country="UA" fo:font-weight="normal" officeooo:rsid="00351855" style:font-weight-asian="normal" style:font-weight-complex="normal"/>
    </style:style>
    <style:style style:name="T87" style:family="text">
      <style:text-properties fo:language="uk" fo:country="UA" fo:font-weight="normal" officeooo:rsid="0035e1c7" style:font-weight-asian="normal" style:font-weight-complex="normal"/>
    </style:style>
    <style:style style:name="T88" style:family="text">
      <style:text-properties fo:language="uk" fo:country="UA" fo:font-weight="normal" officeooo:rsid="0037ae97" style:font-weight-asian="normal" style:font-weight-complex="normal"/>
    </style:style>
    <style:style style:name="T89" style:family="text">
      <style:text-properties fo:language="uk" fo:country="UA" fo:font-weight="normal" officeooo:rsid="00392cf2" style:font-weight-asian="normal" style:font-weight-complex="normal"/>
    </style:style>
    <style:style style:name="T90" style:family="text">
      <style:text-properties fo:language="uk" fo:country="UA" fo:font-weight="normal" officeooo:rsid="003ab93e" style:font-weight-asian="normal" style:font-weight-complex="normal"/>
    </style:style>
    <style:style style:name="T91" style:family="text">
      <style:text-properties fo:language="uk" fo:country="UA" fo:font-weight="normal" officeooo:rsid="003bede9" style:font-weight-asian="normal" style:font-weight-complex="normal"/>
    </style:style>
    <style:style style:name="T92" style:family="text">
      <style:text-properties fo:language="uk" fo:country="UA" fo:font-weight="normal" officeooo:rsid="003c6c88" style:font-weight-asian="normal" style:font-weight-complex="normal"/>
    </style:style>
    <style:style style:name="T93" style:family="text">
      <style:text-properties fo:language="uk" fo:country="UA" fo:font-weight="normal" officeooo:rsid="003d33a1" style:font-weight-asian="normal" style:font-weight-complex="normal"/>
    </style:style>
    <style:style style:name="T94" style:family="text">
      <style:text-properties fo:language="uk" fo:country="UA" fo:font-weight="normal" officeooo:rsid="00422727" style:font-weight-asian="normal" style:font-weight-complex="normal"/>
    </style:style>
    <style:style style:name="T95" style:family="text">
      <style:text-properties fo:language="uk" fo:country="UA" fo:font-weight="normal" officeooo:rsid="0043bd76" style:font-weight-asian="normal" style:font-weight-complex="normal"/>
    </style:style>
    <style:style style:name="T96" style:family="text">
      <style:text-properties fo:language="uk" fo:country="UA" fo:font-weight="normal" officeooo:rsid="004c827e" style:font-weight-asian="normal" style:font-weight-complex="normal"/>
    </style:style>
    <style:style style:name="T97" style:family="text">
      <style:text-properties fo:language="uk" fo:country="UA" fo:font-weight="normal" officeooo:rsid="004d5606" style:font-weight-asian="normal" style:font-weight-complex="normal"/>
    </style:style>
    <style:style style:name="T98" style:family="text">
      <style:text-properties fo:language="uk" fo:country="UA" fo:font-weight="normal" officeooo:rsid="004dc293" style:font-weight-asian="normal" style:font-weight-complex="normal"/>
    </style:style>
    <style:style style:name="T99" style:family="text">
      <style:text-properties fo:language="uk" fo:country="UA" fo:font-weight="normal" officeooo:rsid="004df7db" style:font-weight-asian="normal" style:font-weight-complex="normal"/>
    </style:style>
    <style:style style:name="T100" style:family="text">
      <style:text-properties fo:language="uk" fo:country="UA" officeooo:rsid="002e98dd"/>
    </style:style>
    <style:style style:name="T101" style:family="text">
      <style:text-properties fo:language="uk" fo:country="UA" officeooo:rsid="000fce72"/>
    </style:style>
    <style:style style:name="T102" style:family="text">
      <style:text-properties fo:language="uk" fo:country="UA" officeooo:rsid="0053c881"/>
    </style:style>
    <style:style style:name="T103" style:family="text">
      <style:text-properties fo:language="uk" fo:country="UA" officeooo:rsid="0054e839"/>
    </style:style>
    <style:style style:name="T104" style:family="text">
      <style:text-properties fo:language="uk" fo:country="UA" officeooo:rsid="00556f0a"/>
    </style:style>
    <style:style style:name="T105" style:family="text">
      <style:text-properties fo:language="uk" fo:country="UA" officeooo:rsid="0057601f"/>
    </style:style>
    <style:style style:name="T106" style:family="text">
      <style:text-properties fo:language="uk" fo:country="UA" officeooo:rsid="003ff27e"/>
    </style:style>
    <style:style style:name="T107" style:family="text">
      <style:text-properties fo:language="uk" fo:country="UA" officeooo:rsid="005ae28f"/>
    </style:style>
    <style:style style:name="T108" style:family="text">
      <style:text-properties fo:language="uk" fo:country="UA" officeooo:rsid="005b3893"/>
    </style:style>
    <style:style style:name="T109" style:family="text">
      <style:text-properties fo:language="uk" fo:country="UA" officeooo:rsid="005d8b49"/>
    </style:style>
    <style:style style:name="T110" style:family="text">
      <style:text-properties fo:language="uk" fo:country="UA" officeooo:rsid="005f1ab6"/>
    </style:style>
    <style:style style:name="T111" style:family="text">
      <style:text-properties fo:language="uk" fo:country="UA" officeooo:rsid="00626fc9"/>
    </style:style>
    <style:style style:name="T112" style:family="text">
      <style:text-properties fo:font-weight="bold" style:font-weight-asian="bold" style:font-weight-complex="bold"/>
    </style:style>
    <style:style style:name="T113" style:family="text">
      <style:text-properties fo:language="ru" fo:country="RU" fo:font-weight="normal" officeooo:rsid="00422727" style:font-weight-asian="normal" style:font-weight-complex="normal"/>
    </style:style>
    <style:style style:name="T114" style:family="text">
      <style:text-properties fo:language="ru" fo:country="RU" fo:font-weight="normal" officeooo:rsid="0043bd76" style:font-weight-asian="normal" style:font-weight-complex="normal"/>
    </style:style>
    <style:style style:name="T115" style:family="text">
      <style:text-properties fo:language="ru" fo:country="RU" officeooo:rsid="005b3893"/>
    </style:style>
    <style:style style:name="T116" style:family="text">
      <style:text-properties officeooo:rsid="002e98dd"/>
    </style:style>
    <style:style style:name="T117" style:family="text">
      <style:text-properties officeooo:rsid="0053c88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Рушій <text:span text:style-name="T1">Kobzar</text:span></text:p>
      <text:p text:style-name="P1"/>
      <text:p text:style-name="P3"><text:tab/><text:span text:style-name="T49">Рушій надає можливість в дизайн-тайм режимі завантажувати файли Розповідей, переходити від елемента до елементу, а також створювати Розповіді та зберігати їх у файл. Рушій побудовано у вигляді динамічної бібліотеки, </text:span><text:span text:style-name="T51">яка </text:span><text:span text:style-name="T49">передає в </text:span><text:span text:style-name="T50">застосунок вказівник на свій клас через віртуальний інтерфейс </text:span><text:span text:style-name="T3">KE_INTERFACE. </text:span><text:span text:style-name="T54">Інтерфейс побудовано таким чином, щоб бібліотеку рушія можна було використовувати в проектах створених на базі різних мов програмування.</text:span></text:p>
      <text:p text:style-name="P3"><text:span text:style-name="T54"><text:tab/></text:span><text:span text:style-name="T71">Елементи Розповіді пов’язані через номери діалогів. Основою діалогу є текстова Сцена, до якої прив’язані Відповіді гравця </text:span><text:span text:style-name="T28">т</text:span><text:span text:style-name="T85">а</text:span><text:span text:style-name="T71"> Скрипти. У кожної Відповіді </text:span><text:span text:style-name="T85">та</text:span><text:span text:style-name="T71"> Скрипту є номер наступного діалогу, який активується після активації відповідного елементу. Таким чином відбувається розвиток </text:span><text:span text:style-name="T72">Розповіді</text:span><text:span text:style-name="T71">.</text:span></text:p>
      <text:p text:style-name="P28"><text:tab/></text:p>
      <text:p text:style-name="P3"><text:span text:style-name="T71"><text:tab/></text:span><text:span text:style-name="T73">Важливо: номер діалогу це не те саме, що </text:span><text:span text:style-name="T16">ID </text:span><text:span text:style-name="T73">елемента. </text:span><text:span text:style-name="T74">Ідентифікатор елемента є унікальним, а однаковий номер діалогу можуть мати декілька елементів.</text:span></text:p>
      <text:p text:style-name="P3"><text:span text:style-name="T74"/></text:p>
      <text:p text:style-name="P3"/>
      <text:p text:style-name="P27"><text:tab/><text:span text:style-name="T112">Перелік функцій рушія</text:span></text:p>
      <text:p text:style-name="P3"/>
      <text:p text:style-name="P14"><text:tab/><text:span text:style-name="T49">const wchar_t* GetVersion() </text:span><text:span text:style-name="T8">– </text:span><text:span text:style-name="T89">повертає номер поточної версії рушія.</text:span></text:p>
      <text:p text:style-name="P14"><text:span text:style-name="T89"><text:tab/></text:span><text:span text:style-name="T53">const wchar_t* </text:span><text:span text:style-name="T31">GetLastError</text:span><text:span text:style-name="T53">() </text:span><text:span text:style-name="T8">– </text:span><text:span text:style-name="T89">повертає текстовий опис поточної помилки.</text:span></text:p>
      <text:p text:style-name="P4"><text:span text:style-name="T54"><text:tab/></text:span><text:span text:style-name="T21">int </text:span><text:span text:style-name="T3">CreateStory(const wchar_t *story_file) </text:span><text:span text:style-name="T8">–</text:span><text:span text:style-name="T3"> </text:span><text:span text:style-name="T54">створює нову розповідь і зберігає її у файл. </text:span><text:span text:style-name="T58">Ім’я файлу зберігається для подальшого збереження змін в Розповіді. </text:span><text:span text:style-name="T79">Повертає 0 у разі помилки.</text:span></text:p>
      <text:p text:style-name="P7"><text:span text:style-name="T54"><text:tab/></text:span><text:span text:style-name="T22">int </text:span><text:span text:style-name="T3">LoadStory(const wchar_t *story_file) </text:span><text:span text:style-name="T8">–</text:span><text:span text:style-name="T54"> завантажує розповідь з файлу. </text:span><text:span text:style-name="T79">Повертає 0 у разі помилки.</text:span></text:p>
      <text:p text:style-name="P7"><text:span text:style-name="T54"><text:tab/></text:span><text:span text:style-name="T80">i</text:span><text:span text:style-name="T22">nt </text:span><text:span text:style-name="T4">Save</text:span><text:span text:style-name="T3">Story() </text:span><text:span text:style-name="T8">–</text:span><text:span text:style-name="T54"> </text:span><text:span text:style-name="T55">зберігає </text:span><text:span text:style-name="T58">Р</text:span><text:span text:style-name="T55">озповідь </text:span><text:span text:style-name="T58">у поточний файл</text:span><text:span text:style-name="T54">. </text:span><text:span text:style-name="T79">Повертає 0 у разі помилки. </text:span><text:span text:style-name="T94">Зберігати можна або у форматі </text:span><text:span text:style-name="T33">XML, </text:span><text:span text:style-name="T94">або внутрішньому форматі </text:span><text:span text:style-name="T33">SCS, </text:span><text:span text:style-name="T94">який використовує утиліта візуального редактора Розповідей </text:span><text:span text:style-name="T33">Story Creator. </text:span><text:span text:style-name="T94">У разі використання формату </text:span><text:span text:style-name="T33">XML, </text:span><text:span text:style-name="T113">елементи Р</text:span><text:span text:style-name="T94">озповіді, що не прив’язані до жодної Сцени, не будуть збережені у файл.</text:span></text:p>
      <text:p text:style-name="P4"><text:span text:style-name="T54"><text:tab/></text:span><text:span text:style-name="T22">void </text:span><text:span text:style-name="T7">CloseStory() </text:span><text:span text:style-name="T8">–</text:span><text:span text:style-name="T7"> </text:span><text:span text:style-name="T58">закриває Розповідь.</text:span></text:p>
      <text:p text:style-name="P4"><text:span text:style-name="T58"><text:tab/></text:span><text:span text:style-name="T22">void </text:span><text:span text:style-name="T9">ClearStory() </text:span><text:span text:style-name="T8">–</text:span><text:span text:style-name="T9"> </text:span><text:span text:style-name="T60">очищає Розповідь, видаляючи всі елементи.</text:span></text:p>
      <text:p text:style-name="P4"><text:span text:style-name="T54"><text:tab/></text:span><text:span text:style-name="T22">int </text:span><text:span text:style-name="T4">AddScene() </text:span><text:span text:style-name="T8">–</text:span><text:span text:style-name="T4"> </text:span><text:span text:style-name="T55">додає нову текстову Сцену, повертає ідентифікатор елемента, </text:span><text:span text:style-name="T79">або 0 у разі помилки.</text:span></text:p>
      <text:p text:style-name="P8"><text:span text:style-name="T55"><text:tab/></text:span><text:span text:style-name="T22">int </text:span><text:span text:style-name="T4">Add</text:span><text:span text:style-name="T5">Answer</text:span><text:span text:style-name="T4">() </text:span><text:span text:style-name="T8">–</text:span><text:span text:style-name="T4"> </text:span><text:span text:style-name="T55">додає нову </text:span><text:span text:style-name="T56">Відповідь</text:span><text:span text:style-name="T55">, повертає ідентифікатор елемента, </text:span><text:span text:style-name="T79">або 0 у разі помилки</text:span><text:span text:style-name="T55">.</text:span></text:p>
      <text:p text:style-name="P8"><text:span text:style-name="T55"><text:tab/></text:span><text:span text:style-name="T22">int </text:span><text:span text:style-name="T4">Add</text:span><text:span text:style-name="T5">Script</text:span><text:span text:style-name="T4">() </text:span><text:span text:style-name="T8">–</text:span><text:span text:style-name="T4"> </text:span><text:span text:style-name="T55">додає нов</text:span><text:span text:style-name="T56">ий Скрипт</text:span><text:span text:style-name="T55">, повертає ідентифікатор елемента, </text:span><text:span text:style-name="T79">або 0 у разі помилки</text:span><text:span text:style-name="T55">.</text:span></text:p>
      <text:p text:style-name="P14"><text:span text:style-name="T55"><text:tab/></text:span><text:span text:style-name="T22">int </text:span><text:span text:style-name="T39">Select</text:span><text:span text:style-name="T11">(int id) – </text:span><text:span text:style-name="T63">встановлює активний елемент для роботи з його властивостями. Повертає 0 у разі відсутності елементу з відповідним </text:span><text:span text:style-name="T11">ID.</text:span></text:p>
      <text:p text:style-name="P20"><text:span text:style-name="T11"><text:tab/></text:span><text:span text:style-name="T2">const wchar_t*</text:span><text:span text:style-name="T22"> </text:span><text:span text:style-name="T32">RunScript</text:span><text:span text:style-name="T11">(</text:span><text:span text:style-name="T2">const wchar_t *</text:span><text:span text:style-name="T39">text</text:span><text:span text:style-name="T11">) – </text:span><text:span text:style-name="T32">т</text:span><text:span text:style-name="T93">ранслює </text:span><text:span text:style-name="T98">довільний текст </text:span><text:span text:style-name="T93">скрипт</text:span><text:span text:style-name="T98">у</text:span><text:span text:style-name="T63">. Повертає </text:span><text:span text:style-name="T98">результат роботи скрипту, або </text:span><text:span text:style-name="T93">«-</text:span><text:span text:style-name="T39">err-</text:span><text:span text:style-name="T98">» у разі помилки</text:span><text:span text:style-name="T11">.</text:span></text:p>
      <text:p text:style-name="P16"><text:span text:style-name="T55"><text:tab/></text:span><text:span text:style-name="T22">int </text:span><text:span text:style-name="T6">Remove(int id) – </text:span><text:span text:style-name="T57">видаляє елемент з </text:span><text:span text:style-name="T58">Р</text:span><text:span text:style-name="T57">озповіді. </text:span><text:span text:style-name="T90">П</text:span><text:span text:style-name="T88">ри цьому всі зв’язки з іншими елементами будуть автоматично перебудовані. </text:span><text:span text:style-name="T63">Повертає 0 у </text:span><text:span text:style-name="T91">разі помилки</text:span><text:span text:style-name="T11">.</text:span></text:p>
      <text:p text:style-name="P11"><text:span text:style-name="T11"><text:tab/></text:span><text:span text:style-name="T22">int </text:span><text:span text:style-name="T29">Link</text:span><text:span text:style-name="T6">(int id, </text:span><text:span text:style-name="T29">int to_id</text:span><text:span text:style-name="T6">) – </text:span><text:span text:style-name="T86">зв’язує два елементи в один ланцюжок, при цьому перевіряється коректність прив’язки (тобто неможливо прив’язати Відповідь до Відповіді)</text:span><text:span text:style-name="T11">. </text:span><text:span text:style-name="T86">Повертає 0 у разі помилки.</text:span></text:p>
      <text:p text:style-name="P15"><text:span text:style-name="T86"><text:tab/></text:span><text:span text:style-name="T22">int </text:span><text:span text:style-name="T30">Unl</text:span><text:span text:style-name="T29">ink</text:span><text:span text:style-name="T6">(int id, </text:span><text:span text:style-name="T29">int to_id</text:span><text:span text:style-name="T6">) – </text:span><text:span text:style-name="T30">в</text:span><text:span text:style-name="T87">ідв’язує елементи один від одного</text:span><text:span text:style-name="T86">, </text:span><text:span text:style-name="T90">п</text:span><text:span text:style-name="T88">ри цьому всі зв’язки з іншими елементами будуть автоматично перебудовані.</text:span><text:span text:style-name="T11">. </text:span><text:span text:style-name="T86">Повертає 0 у разі помилки.</text:span></text:p>
      <text:p text:style-name="P8"><text:span text:style-name="T57"><text:tab/></text:span><text:span text:style-name="T22">int </text:span><text:span text:style-name="T12">G</text:span><text:span text:style-name="T8">etID</text:span><text:span text:style-name="T12">()</text:span><text:span text:style-name="T65"> – повертає </text:span><text:span text:style-name="T12">ID </text:span><text:span text:style-name="T65">елемента.</text:span></text:p>
      <text:p text:style-name="P8"><text:span text:style-name="T57"><text:tab/></text:span><text:span text:style-name="T22">int </text:span><text:span text:style-name="T8">SetID(int new_id) – </text:span><text:span text:style-name="T59">встановлює новий ідентифікатор для елемента, </text:span><text:span text:style-name="T88">при цьому всі зв’язки з іншими елементами будуть автоматично перебудовані</text:span><text:span text:style-name="T55">. </text:span><text:span text:style-name="T79">Повертає 0 у разі </text:span><text:soft-page-break/><text:span text:style-name="T79">помилки.</text:span></text:p>
      <text:p text:style-name="P9"><text:span text:style-name="T59"><text:tab/></text:span><text:span text:style-name="T22">int </text:span><text:span text:style-name="T13">GetDialog() </text:span><text:span text:style-name="T8">–</text:span><text:span text:style-name="T13"> </text:span><text:span text:style-name="T66">повертає номер діалогу </text:span><text:span text:style-name="T71">до якого відноситься </text:span><text:span text:style-name="T66">елемент</text:span><text:span text:style-name="T55">, </text:span><text:span text:style-name="T79">або 0 у разі помилки</text:span><text:span text:style-name="T66">.</text:span></text:p>
      <text:p text:style-name="P15"><text:span text:style-name="T59"><text:tab/></text:span><text:span text:style-name="T22">int </text:span><text:span text:style-name="T8">Set</text:span><text:span text:style-name="T10">Dialog</text:span><text:span text:style-name="T8">(int new_id) – </text:span><text:span text:style-name="T61">встановлює новий </text:span><text:span text:style-name="T64">номер</text:span><text:span text:style-name="T61"> діалогу для елемента. </text:span><text:span text:style-name="T90">П</text:span><text:span text:style-name="T88">ри цьому всі зв’язки з іншими елементами будуть автоматично перебудовані.</text:span><text:span text:style-name="T61"> </text:span><text:span text:style-name="T79">Повертає 0 у разі помилки.</text:span></text:p>
      <text:p text:style-name="P9"><text:span text:style-name="T61"><text:tab/></text:span><text:span text:style-name="T22">int </text:span><text:span text:style-name="T14">G</text:span><text:span text:style-name="T10">et</text:span><text:span text:style-name="T38">PrevID</text:span><text:span text:style-name="T8">() – </text:span><text:span text:style-name="T67">повертає </text:span><text:span text:style-name="T14">ID </text:span><text:span text:style-name="T67">елемента, що прив’язаний до активного </text:span><text:span text:style-name="T61">(</text:span><text:span text:style-name="T92">попереднього</text:span><text:span text:style-name="T61"> елемент</text:span><text:span text:style-name="T68">а</text:span><text:span text:style-name="T61"> в ланцюжку)</text:span><text:span text:style-name="T67">. Якщо активний елемент це Сцена, то повертає 0, бо до Сцени може бути прив’язано декілька елементів.</text:span></text:p>
      <text:p text:style-name="P15"><text:span text:style-name="T61"><text:tab/></text:span><text:span text:style-name="T22">int </text:span><text:span text:style-name="T10">Set</text:span><text:span text:style-name="T38">Prev</text:span><text:span text:style-name="T10">ID</text:span><text:span text:style-name="T8">(int new</text:span><text:span text:style-name="T10">_</text:span><text:span text:style-name="T8">id) – </text:span><text:span text:style-name="T67">встановлює</text:span><text:span text:style-name="T61"> елемент, що прив’язаний до </text:span><text:span text:style-name="T67">активного елементу </text:span><text:span text:style-name="T90">(</text:span><text:span text:style-name="T92">попередній</text:span><text:span text:style-name="T90"> в ланцюжку)</text:span><text:span text:style-name="T61">. </text:span><text:span text:style-name="T90">П</text:span><text:span text:style-name="T88">ри цьому всі зв’язки з іншими елементами будуть автоматично перебудовані. </text:span><text:span text:style-name="T79">Повертає 0 у разі помилки.</text:span></text:p>
      <text:p text:style-name="P15"><text:span text:style-name="T61"><text:tab/></text:span><text:span text:style-name="T22">int </text:span><text:span text:style-name="T15">G</text:span><text:span text:style-name="T10">et</text:span><text:span text:style-name="T38">Next</text:span><text:span text:style-name="T10">ID</text:span><text:span text:style-name="T8">() – </text:span><text:span text:style-name="T68">повертає </text:span><text:span text:style-name="T15">ID </text:span><text:span text:style-name="T68">елемента до якого прив’язано активний елемент </text:span><text:span text:style-name="T61">(</text:span><text:span text:style-name="T92">наступного</text:span><text:span text:style-name="T61"> елемента в ланцюжку).</text:span><text:span text:style-name="T88"> </text:span><text:span text:style-name="T79">Повертає 0 у разі помилки.</text:span></text:p>
      <text:p text:style-name="P15"><text:span text:style-name="T61"><text:tab/></text:span><text:span text:style-name="T22">int </text:span><text:span text:style-name="T10">Set</text:span><text:span text:style-name="T38">Next</text:span><text:span text:style-name="T10">ID</text:span><text:span text:style-name="T8">(int new</text:span><text:span text:style-name="T10">_</text:span><text:span text:style-name="T8">id) – </text:span><text:span text:style-name="T70">встановлює</text:span><text:span text:style-name="T61"> елемент, до якого прив’язаний </text:span><text:span text:style-name="T69">активний </text:span><text:span text:style-name="T61">елемент </text:span><text:span text:style-name="T92">(наступний в ланцюжку)</text:span><text:span text:style-name="T61">. </text:span><text:span text:style-name="T90">П</text:span><text:span text:style-name="T88">ри цьому всі зв’язки з іншими елементами будуть автоматично перебудовані. </text:span><text:span text:style-name="T79">Повертає 0 у разі помилки.</text:span></text:p>
      <text:p text:style-name="P9"><text:span text:style-name="T62"><text:tab/></text:span><text:span text:style-name="T22">int </text:span><text:span text:style-name="T12">G</text:span><text:span text:style-name="T8">et</text:span><text:span text:style-name="T17">Type</text:span><text:span text:style-name="T12">()</text:span><text:span text:style-name="T65"> – повертає </text:span><text:span text:style-name="T75">тип</text:span><text:span text:style-name="T12"> </text:span><text:span text:style-name="T65">елемента. </text:span><text:span text:style-name="T75">1 – Сцена, 2 – Відповідь, 3 – Скрипт, 0 – у разі помилки.</text:span></text:p>
      <text:p text:style-name="P9"><text:span text:style-name="T75"><text:tab/></text:span><text:span text:style-name="T18">const wchar_t *</text:span><text:span text:style-name="T12">G</text:span><text:span text:style-name="T8">et</text:span><text:span text:style-name="T18">Text</text:span><text:span text:style-name="T12">()</text:span><text:span text:style-name="T65"> – повертає </text:span><text:span text:style-name="T76">текст</text:span><text:span text:style-name="T12"> </text:span><text:span text:style-name="T65">елемента.</text:span></text:p>
      <text:p text:style-name="P5"><text:span text:style-name="T57"><text:tab/></text:span><text:span text:style-name="T23">void </text:span><text:span text:style-name="T8">Set</text:span><text:span text:style-name="T18">Text</text:span><text:span text:style-name="T8">(</text:span><text:span text:style-name="T18">const wchar_t *</text:span><text:span text:style-name="T8">new_</text:span><text:span text:style-name="T18">text</text:span><text:span text:style-name="T8">) – </text:span><text:span text:style-name="T59">встановлює новий </text:span><text:span text:style-name="T76">текст</text:span><text:span text:style-name="T59"> для елемента.</text:span></text:p>
      <text:p text:style-name="P9"><text:span text:style-name="T59"><text:tab/></text:span><text:span text:style-name="T22">int </text:span><text:span text:style-name="T19">IsEndDialog</text:span><text:span text:style-name="T12">()</text:span><text:span text:style-name="T65"> – </text:span><text:span text:style-name="T77">перевіряє чи елемент завершальним у ланцюжку Розповіді</text:span><text:span text:style-name="T65">. </text:span><text:span text:style-name="T79">1 – якщо елемент завершує ланцюжок, 0 – у протилежному випадку.</text:span></text:p>
      <text:p text:style-name="P6"><text:span text:style-name="T57"><text:tab/></text:span><text:span text:style-name="T23">void </text:span><text:span text:style-name="T8">Set</text:span><text:span text:style-name="T19">EndDialog</text:span><text:span text:style-name="T8">(</text:span><text:span text:style-name="T19">bool end_dialog</text:span><text:span text:style-name="T8">) – </text:span><text:span text:style-name="T19">п</text:span><text:span text:style-name="T77">означає елемент як завершальний у Розповіді</text:span><text:span text:style-name="T59">.</text:span></text:p>
      <text:p text:style-name="P10"><text:tab/><text:span text:style-name="T20">const wchar_t *</text:span><text:span text:style-name="T12">G</text:span><text:span text:style-name="T8">et</text:span><text:span text:style-name="T26">Params</text:span><text:span text:style-name="T12">()</text:span><text:span text:style-name="T65"> – </text:span><text:span text:style-name="T83">повертає рядок параметрів Скрипту.</text:span></text:p>
      <text:p text:style-name="P10"><text:span text:style-name="T83"><text:tab/></text:span><text:span text:style-name="T26">void SetParams(const wchar_t *params) – </text:span><text:span text:style-name="T83">встановлює рядок параметрів для Скрипту.</text:span></text:p>
      <text:p text:style-name="P20"><text:span text:style-name="T83"><text:tab/></text:span><text:span text:style-name="T22">int </text:span><text:span text:style-name="T39">Execute</text:span><text:span text:style-name="T8">() </text:span><text:span text:style-name="T11">– </text:span><text:span text:style-name="T32">т</text:span><text:span text:style-name="T93">ранслює скрипт, записує результат у поле </text:span><text:span text:style-name="T32">Result </text:span><text:span text:style-name="T93">відповідного елемента</text:span><text:span text:style-name="T63">. Повертає </text:span><text:span text:style-name="T93">1 у разі успіху та </text:span><text:span text:style-name="T63">0 у разі </text:span><text:span text:style-name="T93">помилки</text:span><text:span text:style-name="T11">. </text:span><text:span text:style-name="T99">Перед трансляцією скрипту, рушій додає в тіло скрипту код створення спеціального об’єкта для доступу до функцій рушія. Див. Додаток 1.</text:span></text:p>
      <text:p text:style-name="P20"><text:span text:style-name="T83"><text:tab/></text:span><text:span text:style-name="T20">const wchar_t *</text:span><text:span text:style-name="T12">G</text:span><text:span text:style-name="T8">et</text:span><text:span text:style-name="T26">Result</text:span><text:span text:style-name="T12">()</text:span><text:span text:style-name="T65"> – </text:span><text:span text:style-name="T83">повертає результат виконання Скрипту. </text:span><text:span text:style-name="T92">Повертає порожню строку, доки Скрипт не буде виконаний.</text:span></text:p>
      <text:p text:style-name="P10"><text:span text:style-name="T83"/></text:p>
      <text:p text:style-name="P12"/>
      <text:p text:style-name="P12"><text:span text:style-name="T78"><text:tab/></text:span><text:span text:style-name="T79">Для навігації по Розповіді:</text:span></text:p>
      <text:p text:style-name="P12"/>
      <text:p text:style-name="P18"><text:span text:style-name="T79"><text:tab/></text:span><text:span text:style-name="T80">i</text:span><text:span text:style-name="T22">nt </text:span><text:span text:style-name="T34">Tell</text:span><text:span text:style-name="T3">Story(</text:span><text:span text:style-name="T24">const wchar_t *story_file</text:span><text:span text:style-name="T3">) </text:span><text:span text:style-name="T8">–</text:span><text:span text:style-name="T54"> </text:span><text:span text:style-name="T81">завантажує</text:span><text:span text:style-name="T55"> </text:span><text:span text:style-name="T58">Р</text:span><text:span text:style-name="T55">озповідь </text:span><text:span text:style-name="T81">з файлу і активує перший елемент</text:span><text:span text:style-name="T54">. </text:span><text:span text:style-name="T79">Повертає 0 у разі помилки.</text:span></text:p>
      <text:p text:style-name="P19"><text:span text:style-name="T79"><text:tab/></text:span><text:span text:style-name="T37">i</text:span><text:span text:style-name="T22">nt LoadDialog(int dlg_id)</text:span><text:span text:style-name="T3"> </text:span><text:span text:style-name="T8">–</text:span><text:span text:style-name="T54"> </text:span><text:span text:style-name="T81">завантажує</text:span><text:span text:style-name="T55"> </text:span><text:span text:style-name="T97">діалог із вказаним </text:span><text:span text:style-name="T37">ID</text:span><text:span text:style-name="T54">. </text:span><text:span text:style-name="T79">Повертає 0 у разі помилки.</text:span></text:p>
      <text:p text:style-name="P17"><text:span text:style-name="T79"><text:tab/></text:span><text:span text:style-name="T18">const wchar_t *</text:span><text:span text:style-name="T12">G</text:span><text:span text:style-name="T8">et</text:span><text:span text:style-name="T34">Scene</text:span><text:span text:style-name="T12">()</text:span><text:span text:style-name="T65"> – повертає </text:span><text:span text:style-name="T76">текст</text:span><text:span text:style-name="T12"> </text:span><text:span text:style-name="T34">п</text:span><text:span text:style-name="T95">оточної Сцени</text:span><text:span text:style-name="T65">.</text:span></text:p>
      <text:p text:style-name="P17"><text:span text:style-name="T65"><text:tab/></text:span><text:span text:style-name="T18">const wchar_t *</text:span><text:span text:style-name="T12">G</text:span><text:span text:style-name="T8">et</text:span><text:span text:style-name="T34">Answer</text:span><text:span text:style-name="T12">(</text:span><text:span text:style-name="T34">int index</text:span><text:span text:style-name="T12">)</text:span><text:span text:style-name="T65"> – повертає </text:span><text:span text:style-name="T76">текст</text:span><text:span text:style-name="T12"> </text:span><text:span text:style-name="T95">Відповіді з індексом </text:span><text:span text:style-name="T34">index, </text:span><text:span text:style-name="T114">що прив’</text:span><text:span text:style-name="T95">язана до поточної Сцени</text:span><text:span text:style-name="T65">.</text:span><text:span text:style-name="T34"> </text:span></text:p>
      <text:p text:style-name="P13"><text:span text:style-name="T79"><text:tab/></text:span><text:span text:style-name="T80">i</text:span><text:span text:style-name="T22">nt </text:span><text:span text:style-name="T34">Get</text:span><text:span text:style-name="T25">AnswerCount</text:span><text:span text:style-name="T3">() </text:span><text:span text:style-name="T8">–</text:span><text:span text:style-name="T54"> </text:span><text:span text:style-name="T82">повертає кількість Відповідей, доступних для поточної Сцени.</text:span></text:p>
      <text:p text:style-name="P13"><text:span text:style-name="T84"><text:tab/></text:span><text:span text:style-name="T27">void SelectAnswer(int index) – </text:span><text:span text:style-name="T34">а</text:span><text:span text:style-name="T95">ктивує</text:span><text:span text:style-name="T84"> Відповідь з вказаним індексом. Після цього </text:span><text:span text:style-name="T95">рушій переходить до наступної Сцени або завершує Розповідь якщо ця Відповідь має прапорець </text:span><text:span text:style-name="T34">EndDialog</text:span><text:span text:style-name="T84">.</text:span></text:p>
      <text:p text:style-name="P29"><text:tab/></text:p>
      <text:p text:style-name="P21"><text:span text:style-name="T100"/></text:p>
      <text:p text:style-name="P21"><text:soft-page-break/><text:span text:style-name="T100"/></text:p>
      <text:p text:style-name="P21"><text:span text:style-name="T100">А</text:span><text:span text:style-name="T52">лгоритм роботи</text:span></text:p>
      <text:p text:style-name="P21"><text:span text:style-name="T53"/></text:p>
      <text:p text:style-name="P22"><text:span text:style-name="T53"><text:tab/>Після виклику </text:span><text:span text:style-name="T35">Tell</text:span><text:span text:style-name="T3">Story</text:span><text:span text:style-name="T53">(), рушій завантажує Розповідь з файлу і активує першу Сцену, </text:span><text:span text:style-name="T97">використовуючи для цього функцію </text:span><text:span text:style-name="T37">LoadDialog()</text:span><text:span text:style-name="T53">. При цьому транслюються всі Скрипти, що прив’язані до неї. </text:span><text:span text:style-name="T96">Перш</text:span><text:span text:style-name="T97">ий</text:span><text:span text:style-name="T96"> </text:span><text:span text:style-name="T97">діалог</text:span><text:span text:style-name="T96"> завжди </text:span><text:span text:style-name="T97">повинен</text:span><text:span text:style-name="T96"> мати </text:span><text:span text:style-name="T36">ID </text:span><text:span text:style-name="T96">зі значенням «</text:span><text:span text:style-name="T97">0</text:span><text:span text:style-name="T96">». </text:span><text:span text:style-name="T53">Користувач має викликати </text:span><text:span text:style-name="T2">Get</text:span><text:span text:style-name="T25">AnswerCount</text:span><text:span text:style-name="T53">(), аби отримати кількість доступних Відповідей, </text:span><text:span text:style-name="T97">потім</text:span><text:span text:style-name="T53"> він використовує </text:span><text:span text:style-name="T12">G</text:span><text:span text:style-name="T8">et</text:span><text:span text:style-name="T2">Answer</text:span><text:span text:style-name="T53">() щоб отримати текст потрібної Відповіді (наприклад, аби вивести його на екран), </text:span><text:span text:style-name="T97">і</text:span><text:span text:style-name="T53"> активує потрібну Відповідь за допомогою </text:span><text:span text:style-name="T27">SelectAnswer</text:span><text:span text:style-name="T53">(). Після цього рушій переходить до Сцени, яка знаходиться в наступному діалозі, і процес повторюється до тих пір, доки не буде активовано останню Відповідь у Розповіді.</text:span></text:p>
      <text:p text:style-name="P22"><text:span text:style-name="T53"/></text:p>
      <text:p text:style-name="P22"><text:span text:style-name="T53"/></text:p>
      <text:p text:style-name="P43">Керування рушієм за допомогою скриптів</text:p>
      <text:p text:style-name="P40"><text:span text:style-name="T100"/></text:p>
      <text:p text:style-name="P41"><text:span text:style-name="T100"><text:tab/></text:span><text:span text:style-name="T108">Функції рушія можна використовувати у скриптах на мові </text:span><text:span text:style-name="T46">ELI, </text:span><text:span text:style-name="T115">як у </text:span><text:span text:style-name="T108">у внутрішніх (елементах типу Скрипт), так і в окремих. Тобто створювати і відтворювати Розповіді можна, використовуючи скрипти. Для цього в комплекті з рушієм постачається бібліотека-коннектор eliKobzar.dll, яка містить набір </text:span><text:span text:style-name="T46">ELI-</text:span><text:span text:style-name="T108">функцій для роботи з рушієм.</text:span></text:p>
      <text:p text:style-name="P44"><text:tab/>Для використання цієї бібліотеки необхідно її ініціалізувати, додавши у скрипт наступні рядки:</text:p>
      <text:p text:style-name="P41"><text:span text:style-name="T108"/></text:p>
      <text:p text:style-name="P44">#include '.\scripts\KobzarScripts.eh';</text:p>
      <text:p text:style-name="P44">&amp;Engine.Create(Kobzar, '');</text:p>
      <text:p text:style-name="P41"><text:span text:style-name="T108">&amp;Engine.</text:span><text:span text:style-name="T46">CreateNew</text:span><text:span text:style-name="T108">Instance();</text:span></text:p>
      <text:p text:style-name="P41"><text:span text:style-name="T108"/></text:p>
      <text:p text:style-name="P44"><text:tab/>У внутрішніх скриптах нічого додавати не потрібно, бібліотека-коннектор ініціюється автоматично під час їх трансляції.</text:p>
      <text:p text:style-name="P41"><text:span text:style-name="T108"><text:tab/></text:span><text:span text:style-name="T109">Функціонал бібліотеки-коннектора наведено в Додатку 1.</text:span></text:p>
      <text:p text:style-name="P41"><text:span text:style-name="T109"/></text:p>
      <text:p text:style-name="P2"><text:span text:style-name="T100"/></text:p>
      <text:p text:style-name="P26"><text:span text:style-name="T100">Б</text:span><text:span text:style-name="T52">ібліотека візуалізації</text:span></text:p>
      <text:p text:style-name="P38"><text:span text:style-name="T52"/></text:p>
      <text:p text:style-name="P39"><text:span text:style-name="T52"><text:tab/>До складу рушія входить бібліотека Visual</text:span><text:span text:style-name="T48">Lib</text:span><text:span text:style-name="T52">.</text:span><text:span text:style-name="T1">dll, </text:span><text:span text:style-name="T52">що містить набір функцій для створення та використання графічних елементів, таких як вікна, кнопки, зображення тощо. </text:span><text:span text:style-name="T106">Для створення вікна використовується </text:span><text:span text:style-name="T111">W</text:span><text:span text:style-name="T48">inAPI</text:span><text:span text:style-name="T44">. </text:span><text:span text:style-name="T52">Використовуючи скриптову мову </text:span><text:span text:style-name="T1">ELI, м</text:span><text:span text:style-name="T52">ожна додати візуальну складову до Розповідей, зв’язувати графічні контроли, такі як кнопки, з елементами Розповіді і обробляти взаємодію користувача з такими контролами. </text:span><text:span text:style-name="T107">Коли бібліотека візуалізації завантажується, вона автоматично створює</text:span><text:span text:style-name="T107"> </text:span><text:span text:style-name="T48">в</text:span><text:span text:style-name="T111">ікно</text:span><text:span text:style-name="T107"> </text:span><text:span text:style-name="T107">за допомогою </text:span><text:span text:style-name="T45">WinAPI-</text:span><text:span text:style-name="T107">функції </text:span><text:span text:style-name="T45">CreateWindowEx(), </text:span><text:span text:style-name="T107">після чого за допомогою вбудованих функцій можна керувати </text:span><text:span text:style-name="T111">цим</text:span><text:span text:style-name="T107"> вікном і графічними елементами на ньому.</text:span></text:p>
      <text:p text:style-name="P39"><text:span text:style-name="T107"><text:tab/></text:span><text:span text:style-name="T108">Для використання бібліотеки у внутрішніх скриптах треба </text:span><text:span text:style-name="T109">у тіло скрипту додати наступні рядки:</text:span></text:p>
      <text:p text:style-name="P39"><text:span text:style-name="T109"/></text:p>
      <text:p text:style-name="P42"><text:span text:style-name="T108">#include '.\scripts\</text:span><text:span text:style-name="T47">VisualLib</text:span><text:span text:style-name="T108">.eh';</text:span></text:p>
      <text:p text:style-name="P42"><text:span text:style-name="T108"/></text:p>
      <text:p text:style-name="P46"><text:span text:style-name="T108">п</text:span><text:span text:style-name="T52">ісля чого створити службовий об’єкт, як це передбачено синтаксисом </text:span><text:span text:style-name="T1">ELI:</text:span></text:p>
      <text:p text:style-name="P46"><text:span text:style-name="T1"/></text:p>
      <text:p text:style-name="P46"><text:span text:style-name="T1">&amp;VisualLib.Create(VisualLibrary, '');</text:span></text:p>
      <text:p text:style-name="P46"><text:span text:style-name="T1"/></text:p>
      <text:p text:style-name="P46"><text:span text:style-name="T1"><text:tab/></text:span><text:span text:style-name="T52">Тепер можна використовувати методи </text:span><text:span text:style-name="T1">ELI-</text:span><text:span text:style-name="T52">класу </text:span><text:span text:style-name="T1">VisualLibrary </text:span><text:span text:style-name="T52">для роботи з графічними контролами.</text:span></text:p>
      <text:p text:style-name="P42"><text:soft-page-break/><text:span text:style-name="T108"/></text:p>
      <text:p text:style-name="P42"><text:span text:style-name="T108"><text:tab/></text:span><text:span text:style-name="T109">Функціонал бібліотеки візуалізації наведено в Додатку 3.</text:span></text:p>
      <text:p text:style-name="P42"><text:span text:style-name="T109"/></text:p>
      <text:p text:style-name="P42"><text:span text:style-name="T109"/></text:p>
      <text:p text:style-name="P42"><text:span text:style-name="T109"/></text:p>
      <text:p text:style-name="P42"><text:span text:style-name="T109"/></text:p>
      <text:p text:style-name="P2"><text:span text:style-name="T100"/></text:p>
      <text:p text:style-name="P23"><text:span text:style-name="T100">Д</text:span><text:span text:style-name="T52">одаток 1. Методи службового об’єкта для доступу до функцій рушія</text:span></text:p>
      <text:p text:style-name="P31"><text:span text:style-name="T52"/></text:p>
      <text:p text:style-name="P33"><text:span text:style-name="T52">&amp;Engine.Create(Kobzar, '')</text:span><text:span text:style-name="T101"> – </text:span><text:span text:style-name="T52"><text:s/></text:span><text:span text:style-name="T102">ініціює службовий об’єкт.</text:span></text:p>
      <text:p text:style-name="P33"><text:span text:style-name="T52">&amp;Engine.UseCurrrentInstance()</text:span><text:span text:style-name="T101"> – </text:span><text:span text:style-name="T102">використовує поточний екземпляр рушія. За замовчуванням використовується для трансляції коду елементів типу Скрипт.</text:span></text:p>
      <text:p text:style-name="P34"><text:span text:style-name="T52">&amp;Engine.CreateNewInstance($file)</text:span><text:span text:style-name="T101"> – </text:span><text:span text:style-name="T102">імпортує новий екземпляр рушія з </text:span><text:span text:style-name="T43">DLL</text:span><text:span text:style-name="T102">, шлях до якої вказано у $file.</text:span></text:p>
      <text:p text:style-name="P33"><text:span text:style-name="T52">&amp;Engine.GetLastError()</text:span><text:span text:style-name="T101"> – </text:span><text:span text:style-name="T102">викликає аналогічний метод рушія </text:span></text:p>
      <text:p text:style-name="P34"><text:span text:style-name="T52">&amp;Engine.CreateStory($file)</text:span><text:span text:style-name="T101"> – </text:span><text:span text:style-name="T102">викликає аналогічний метод рушія. </text:span><text:span text:style-name="T52">$file – </text:span><text:span text:style-name="T102">шлях до файлу Розповіді.</text:span></text:p>
      <text:p text:style-name="P34"><text:span text:style-name="T52">&amp;Engine.LoadStory($file)</text:span><text:span text:style-name="T101"> – </text:span><text:span text:style-name="T102">викликає аналогічний метод рушія. </text:span><text:span text:style-name="T52">$file – </text:span><text:span text:style-name="T102">шлях до файлу Розповіді.</text:span></text:p>
      <text:p text:style-name="P34"><text:span text:style-name="T52">&amp;Engine.SaveStory()</text:span><text:span text:style-name="T101"> – </text:span><text:span text:style-name="T102">викликає аналогічний метод рушія.</text:span></text:p>
      <text:p text:style-name="P34"><text:span text:style-name="T52">&amp;Engine.CloseStory()</text:span><text:span text:style-name="T101"> – </text:span><text:span text:style-name="T102">викликає аналогічний метод рушія.</text:span></text:p>
      <text:p text:style-name="P34"><text:span text:style-name="T52">&amp;Engine.ClearStory()</text:span><text:span text:style-name="T101"> – </text:span><text:span text:style-name="T102">викликає аналогічний метод рушія.</text:span></text:p>
      <text:p text:style-name="P34"><text:span text:style-name="T52">&amp;Engine.AddScene()</text:span><text:span text:style-name="T101"> – </text:span><text:span text:style-name="T102">викликає аналогічний метод рушія.</text:span></text:p>
      <text:p text:style-name="P34"><text:span text:style-name="T52">&amp;Engine.AddAnswer()</text:span><text:span text:style-name="T101"> – </text:span><text:span text:style-name="T102">викликає аналогічний метод рушія.</text:span></text:p>
      <text:p text:style-name="P34"><text:span text:style-name="T52">&amp;Engine.AddScript()</text:span><text:span text:style-name="T101"> – </text:span><text:span text:style-name="T102">викликає аналогічний метод рушія.</text:span></text:p>
      <text:p text:style-name="P34"><text:span text:style-name="T52">&amp;Engine.Select($id)</text:span><text:span text:style-name="T101"> – </text:span><text:span text:style-name="T102">викликає аналогічний метод рушія. </text:span><text:span text:style-name="T40">$id </text:span><text:span text:style-name="T103">містить </text:span><text:span text:style-name="T40">ID </text:span><text:span text:style-name="T103">потрібного елементу.</text:span></text:p>
      <text:p text:style-name="P35"><text:span text:style-name="T52">&amp;Engine.Remove($id)</text:span><text:span text:style-name="T101"> – </text:span><text:span text:style-name="T102">викликає аналогічний метод рушія. </text:span><text:span text:style-name="T40">$id </text:span><text:span text:style-name="T103">містить </text:span><text:span text:style-name="T40">ID </text:span><text:span text:style-name="T103">потрібного елементу.</text:span></text:p>
      <text:p text:style-name="P35"><text:span text:style-name="T52">&amp;Engine.Link($frID, $toID)</text:span><text:span text:style-name="T101"> – </text:span><text:span text:style-name="T102">викликає аналогічний метод рушія. </text:span><text:span text:style-name="T40">$</text:span><text:span text:style-name="T52">frID</text:span><text:span text:style-name="T40"> </text:span><text:span text:style-name="T103">та </text:span><text:span text:style-name="T52">$toID </text:span><text:span text:style-name="T103">містять </text:span><text:span text:style-name="T40">ID е</text:span><text:span text:style-name="T103">лементів що зв’язуються.</text:span></text:p>
      <text:p text:style-name="P35"><text:span text:style-name="T52">&amp;Engine.Unlink($frID, $toID)</text:span><text:span text:style-name="T101"> – </text:span><text:span text:style-name="T102">викликає аналогічний метод рушія. </text:span><text:span text:style-name="T40">$</text:span><text:span text:style-name="T52">frID</text:span><text:span text:style-name="T40"> </text:span><text:span text:style-name="T103">та </text:span><text:span text:style-name="T52">$toID </text:span><text:span text:style-name="T103">містять </text:span><text:span text:style-name="T40">ID е</text:span><text:span text:style-name="T103">лементів що роз’єднуються.</text:span></text:p>
      <text:p text:style-name="P34"><text:span text:style-name="T52">&amp;Engine.GetID()</text:span><text:span text:style-name="T101"> – </text:span><text:span text:style-name="T102">викликає аналогічний метод рушія.</text:span></text:p>
      <text:p text:style-name="P35"><text:span text:style-name="T52">&amp;Engine.SetID($val)</text:span><text:span text:style-name="T101"> – </text:span><text:span text:style-name="T102">викликає аналогічний метод рушія. </text:span><text:span text:style-name="T52">$val </text:span><text:span text:style-name="T103">містить потрібне значення.</text:span></text:p>
      <text:p text:style-name="P34"><text:span text:style-name="T52">&amp;Engine.GetDialog()</text:span><text:span text:style-name="T101"> – </text:span><text:span text:style-name="T102">викликає аналогічний метод рушія.</text:span></text:p>
      <text:p text:style-name="P35"><text:span text:style-name="T52">&amp;Engine.method SetDialog($val)</text:span><text:span text:style-name="T101"> – </text:span><text:span text:style-name="T102">викликає аналогічний метод рушія. </text:span><text:span text:style-name="T52">$val </text:span><text:span text:style-name="T103">містить потрібне значення.</text:span></text:p>
      <text:p text:style-name="P34"><text:span text:style-name="T52">&amp;Engine.GetNextDialog()</text:span><text:span text:style-name="T101"> – </text:span><text:span text:style-name="T102">викликає аналогічний метод рушія.</text:span></text:p>
      <text:p text:style-name="P35"><text:span text:style-name="T52">&amp;Engine.SetNextDialog($val)</text:span><text:span text:style-name="T101"> – </text:span><text:span text:style-name="T102">викликає аналогічний метод рушія. </text:span><text:span text:style-name="T52">$val </text:span><text:span text:style-name="T103">містить потрібне значення.</text:span></text:p>
      <text:p text:style-name="P34"><text:span text:style-name="T52">&amp;Engine.GetPrevID()</text:span><text:span text:style-name="T101"> – </text:span><text:span text:style-name="T102">викликає аналогічний метод рушія.</text:span></text:p>
      <text:p text:style-name="P35"><text:span text:style-name="T52">&amp;Engine.SetPrevID($val)</text:span><text:span text:style-name="T101"> – </text:span><text:span text:style-name="T102">викликає аналогічний метод рушія. </text:span><text:span text:style-name="T52">$val </text:span><text:span text:style-name="T103">містить потрібне значення.</text:span></text:p>
      <text:p text:style-name="P34"><text:span text:style-name="T52">&amp;Engine.GetNextID()</text:span><text:span text:style-name="T101"> – </text:span><text:span text:style-name="T102">викликає аналогічний метод рушія.</text:span></text:p>
      <text:p text:style-name="P35"><text:span text:style-name="T52">&amp;Engine.SetNextID($val)</text:span><text:span text:style-name="T101"> – </text:span><text:span text:style-name="T102">викликає аналогічний метод рушія. </text:span><text:span text:style-name="T52">$val </text:span><text:span text:style-name="T103">містить потрібне значення.</text:span></text:p>
      <text:p text:style-name="P34"><text:span text:style-name="T52">&amp;Engine.GetType()</text:span><text:span text:style-name="T101"> – </text:span><text:span text:style-name="T102">викликає аналогічний метод рушія.</text:span></text:p>
      <text:p text:style-name="P34"><text:span text:style-name="T52">&amp;Engine.GetText()</text:span><text:span text:style-name="T101"> – </text:span><text:span text:style-name="T102">викликає аналогічний метод рушія.</text:span></text:p>
      <text:p text:style-name="P35"><text:span text:style-name="T52">&amp;Engine.SetText($val)</text:span><text:span text:style-name="T101"> – </text:span><text:span text:style-name="T102">викликає аналогічний метод рушія. </text:span><text:span text:style-name="T52">$val </text:span><text:span text:style-name="T103">містить потрібне значення.</text:span></text:p>
      <text:p text:style-name="P34"><text:span text:style-name="T52">&amp;Engine.IsEndDialog()</text:span><text:span text:style-name="T101"> – </text:span><text:span text:style-name="T102">викликає аналогічний метод рушія.</text:span></text:p>
      <text:p text:style-name="P35"><text:span text:style-name="T52">&amp;Engine.SetEndDialog($val)</text:span><text:span text:style-name="T101"> – </text:span><text:span text:style-name="T102">викликає аналогічний метод рушія. </text:span><text:span text:style-name="T52">$val </text:span><text:span text:style-name="T103">містить потрібне значення.</text:span></text:p>
      <text:p text:style-name="P34"><text:soft-page-break/><text:span text:style-name="T52">&amp;Engine.GetParams()</text:span><text:span text:style-name="T101"> – </text:span><text:span text:style-name="T102">викликає аналогічний метод рушія.</text:span></text:p>
      <text:p text:style-name="P35"><text:span text:style-name="T52">&amp;Engine.SetParams($val)</text:span><text:span text:style-name="T101"> – </text:span><text:span text:style-name="T102">викликає аналогічний метод рушія. </text:span><text:span text:style-name="T52">$val </text:span><text:span text:style-name="T103">містить потрібне значення.</text:span></text:p>
      <text:p text:style-name="P34"><text:span text:style-name="T52">&amp;Engine.Execute()</text:span><text:span text:style-name="T101"> – </text:span><text:span text:style-name="T102">викликає аналогічний метод рушія.</text:span></text:p>
      <text:p text:style-name="P34"><text:span text:style-name="T52">&amp;Engine.GetResult()</text:span><text:span text:style-name="T101"> – </text:span><text:span text:style-name="T102">викликає аналогічний метод рушія.</text:span></text:p>
      <text:p text:style-name="P35"><text:span text:style-name="T52">&amp;Engine.TellStory($file)</text:span><text:span text:style-name="T101"> – </text:span><text:span text:style-name="T102">викликає аналогічний метод рушія. </text:span><text:span text:style-name="T52">$file – </text:span><text:span text:style-name="T102">шлях до файлу Розповіді.</text:span></text:p>
      <text:p text:style-name="P35"><text:span text:style-name="T52">&amp;Engine.LoadDialog($id)</text:span><text:span text:style-name="T101"> – </text:span><text:span text:style-name="T102">викликає аналогічний метод рушія. </text:span><text:span text:style-name="T40">$id </text:span><text:span text:style-name="T103">містить </text:span><text:span text:style-name="T40">ID </text:span><text:span text:style-name="T103">потрібного елементу.</text:span></text:p>
      <text:p text:style-name="P34"><text:span text:style-name="T52">&amp;Engine.GetScene()</text:span><text:span text:style-name="T101"> – </text:span><text:span text:style-name="T102">викликає аналогічний метод рушія.</text:span></text:p>
      <text:p text:style-name="P34"><text:span text:style-name="T52">&amp;Engine.GetAnswerCount()</text:span><text:span text:style-name="T101"> – </text:span><text:span text:style-name="T102">викликає аналогічний метод рушія.</text:span></text:p>
      <text:p text:style-name="P34"><text:span text:style-name="T52">&amp;Engine.GetAnswer()</text:span><text:span text:style-name="T101"> – </text:span><text:span text:style-name="T102">викликає аналогічний метод рушія.</text:span></text:p>
      <text:p text:style-name="P35"><text:span text:style-name="T52">&amp;Engine.SelectAnswer($ind)</text:span><text:span text:style-name="T101"> – </text:span><text:span text:style-name="T102">викликає аналогічний метод рушія. </text:span><text:span text:style-name="T40">$ind </text:span><text:span text:style-name="T103">містить індекс</text:span><text:span text:style-name="T40"> </text:span><text:span text:style-name="T103">потрібно</text:span><text:span text:style-name="T104">ї Відповіді</text:span><text:span text:style-name="T103">.</text:span></text:p>
      <text:p text:style-name="P34"><text:span text:style-name="T101">&amp;Engine.Destroy() – </text:span><text:span text:style-name="T102">знищує службовий об’єкт.</text:span></text:p>
      <text:p text:style-name="P34"><text:span text:style-name="T102"/></text:p>
      <text:p text:style-name="P34"><text:span text:style-name="T102"/></text:p>
      <text:p text:style-name="P24"><text:span text:style-name="T100">Д</text:span><text:span text:style-name="T102">одаток </text:span><text:span text:style-name="T42">2</text:span><text:span text:style-name="T102">. </text:span><text:span text:style-name="T105">Приклад структури </text:span><text:span text:style-name="T41">XML-</text:span><text:span text:style-name="T105">файлу Розповіді</text:span></text:p>
      <text:p text:style-name="P36"><text:span text:style-name="T105"/></text:p>
      <text:p text:style-name="P30">&lt;StoryFile&gt;</text:p>
      <text:p text:style-name="P30"><text:tab/>&lt;Dialog id = '0'&gt;</text:p>
      <text:p text:style-name="P36"><text:span text:style-name="T105"><text:tab/><text:tab/>&lt;ScreenText&gt;</text:span><text:span text:style-name="T41">scene text</text:span><text:span text:style-name="T105">&lt;/ScreenText&gt;</text:span></text:p>
      <text:p text:style-name="P30"><text:tab/><text:tab/>&lt;Answers&gt;</text:p>
      <text:p text:style-name="P30"><text:tab/><text:tab/><text:tab/>&lt;Answer NextDialog = '1'&gt;</text:p>
      <text:p text:style-name="P36"><text:span text:style-name="T105"><text:tab/><text:tab/><text:tab/><text:tab/>&lt;Text&gt;</text:span><text:span text:style-name="T41">Answer text</text:span><text:span text:style-name="T105">&lt;/Text&gt;</text:span></text:p>
      <text:p text:style-name="P30"><text:tab/><text:tab/><text:tab/>&lt;/Answer&gt;</text:p>
      <text:p text:style-name="P30"><text:tab/><text:tab/>&lt;/Answers&gt;</text:p>
      <text:p text:style-name="P30"><text:tab/>&lt;/Dialog&gt;</text:p>
      <text:p text:style-name="P30"><text:tab/>&lt;Dialog id = '1'&gt;</text:p>
      <text:p text:style-name="P36"><text:span text:style-name="T105"><text:tab/><text:tab/>&lt;ScreenText&gt;</text:span><text:span text:style-name="T41">next Scene text</text:span><text:span text:style-name="T105">&lt;/ScreenText&gt;</text:span></text:p>
      <text:p text:style-name="P30"><text:tab/><text:tab/>&lt;Answers&gt;</text:p>
      <text:p text:style-name="P30"><text:tab/><text:tab/>&lt;/Answers&gt;</text:p>
      <text:p text:style-name="P30"><text:tab/>&lt;/Dialog&gt;</text:p>
      <text:p text:style-name="P30">&lt;/StoryFile&gt;</text:p>
      <text:p text:style-name="P30"/>
      <text:p text:style-name="P25"><text:span text:style-name="T116">Д</text:span><text:span text:style-name="T117">одаток </text:span><text:span text:style-name="T110">3</text:span><text:span text:style-name="T117">. </text:span><text:span text:style-name="T108">Методи бібліотеки візуалізації</text:span></text:p>
      <text:p text:style-name="P32"><text:span text:style-name="T108"/></text:p>
      <text:p text:style-name="P37"><text:span text:style-name="T108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fo:color="#000000" loext:opacity="100%" style:font-name="Liberation Serif" fo:font-size="12pt" fo:language="uk" fo:country="UA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uk" fo:country="UA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5-01-13T17:51:30.069000000</dc:date>
    <meta:editing-duration>P1DT16H16M47S</meta:editing-duration>
    <meta:editing-cycles>95</meta:editing-cycles>
    <meta:generator>EasyOffice/7.6.2.1.0$Windows_X86_64 LibreOffice_project/0bc4d647150f05f02b71ccb5539a4012b57f1faf</meta:generator>
    <meta:document-statistic meta:table-count="0" meta:image-count="0" meta:object-count="0" meta:page-count="5" meta:paragraph-count="124" meta:word-count="1446" meta:character-count="11811" meta:non-whitespace-character-count="10315"/>
  </office:meta>
</office:document-meta>
</file>